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==== "CREACIÓN TABLAS" =================================|</text:p>
      <text:p text:style-name="P1"/>
      <text:p text:style-name="P1">CREATE TABLE departamentos (</text:p>
      <text:p text:style-name="P1">dpto_cod INT(5),</text:p>
      <text:p text:style-name="P1">nombre_dpto VARCHAR(30) NOT NULL,</text:p>
      <text:p text:style-name="P1">dpto_padre INT(5),</text:p>
      <text:p text:style-name="P1">presupuesto NUMERIC NOT NULL,</text:p>
      <text:p text:style-name="P1">pres_actual NUMERIC</text:p>
      <text:p text:style-name="P1">);</text:p>
      <text:p text:style-name="P1"/>
      <text:p text:style-name="P1">ALTER TABLE departamentos</text:p>
      <text:p text:style-name="P1">ADD CONSTRAINT Pk_departamentos</text:p>
      <text:p text:style-name="P1">PRIMARY KEY (dpto_cod,nombre_dpto);</text:p>
      <text:p text:style-name="P1"/>
      <text:p text:style-name="P1">--------------------------------------------------------------------------------------</text:p>
      <text:p text:style-name="P1"/>
      <text:p text:style-name="P1">CREATE TABLE empleados (</text:p>
      <text:p text:style-name="P1">DNI NUMERIC(8,0),</text:p>
      <text:p text:style-name="P1">nombre VARCHAR(10) NOT NULL,</text:p>
      <text:p text:style-name="P1">apellido1 VARCHAR(15) NOT NULL,</text:p>
      <text:p text:style-name="P1">apellido2 VARCHAR(15),</text:p>
      <text:p text:style-name="P1">direcc1 VARCHAR(25),</text:p>
      <text:p text:style-name="P1">direcc2 VARCHAR(20),</text:p>
      <text:p text:style-name="P1">ciudad VARCHAR(20),</text:p>
      <text:p text:style-name="P1">provincia VARCHAR(5),</text:p>
      <text:p text:style-name="P1">cod_postal VARCHAR(5),</text:p>
      <text:p text:style-name="P1">sexo VARCHAR(1),</text:p>
      <text:p text:style-name="P1">fecha_nac DATE</text:p>
      <text:p text:style-name="P1">);</text:p>
      <text:p text:style-name="P1"/>
      <text:p text:style-name="P1">ALTER TABLE empleados</text:p>
      <text:p text:style-name="P1">MODIFY provincia VARCHAR(20);</text:p>
      <text:p text:style-name="P1"/>
      <text:p text:style-name="P1">ALTER TABLE empleados</text:p>
      <text:p text:style-name="P1">ADD CONSTRAINT Pk_empleados</text:p>
      <text:p text:style-name="P1">PRIMARY KEY (DNI,nombre);</text:p>
      <text:p text:style-name="P1"/>
      <text:p text:style-name="P1">ALTER TABLE empleados</text:p>
      <text:p text:style-name="P1">ADD CONSTRAINT CHK_empleados CHECK (sexo='H' OR sexo='M');</text:p>
      <text:p text:style-name="P1"/>
      <text:p text:style-name="P1">--------------------------------------------------------------------------------------</text:p>
      <text:p text:style-name="P1"/>
      <text:p text:style-name="P1">CREATE TABLE universidades (</text:p>
      <text:p text:style-name="P1">univ_cod INT(5),</text:p>
      <text:p text:style-name="P1">nombre_univ VARCHAR(25) NOT NULL,</text:p>
      <text:p text:style-name="P1">ciudad VARCHAR(20),</text:p>
      <text:p text:style-name="P1">municipio VARCHAR(2),</text:p>
      <text:p text:style-name="P1">cod_postal VARCHAR(5)</text:p>
      <text:p text:style-name="P1">);</text:p>
      <text:p text:style-name="P1"/>
      <text:p text:style-name="P1">ALTER TABLE universidades</text:p>
      <text:p text:style-name="P1">ADD CONSTRAINT Pk_universidades</text:p>
      <text:p text:style-name="P1">PRIMARY KEY (univ_cod,nombre_univ);</text:p>
      <text:p text:style-name="P1"/>
      <text:p text:style-name="P1">--------------------------------------------------------------------------------------</text:p>
      <text:p text:style-name="P1"/>
      <text:p text:style-name="P1">CREATE TABLE estudios (</text:p>
      <text:p text:style-name="P1">empleado_dni NUMERIC(8,0),</text:p>
      <text:p text:style-name="P1"><text:soft-page-break/>universidad INT(5),</text:p>
      <text:p text:style-name="P1">anio INT,</text:p>
      <text:p text:style-name="P1">grado VARCHAR(3),</text:p>
      <text:p text:style-name="P1">especialidad VARCHAR(20)</text:p>
      <text:p text:style-name="P1">);</text:p>
      <text:p text:style-name="P1"/>
      <text:p text:style-name="P1">ALTER TABLE estudios</text:p>
      <text:p text:style-name="P1">ADD CONSTRAINT Fk_empleEstudios</text:p>
      <text:p text:style-name="P1">FOREIGN KEY (empleado_dni) REFERENCES empleados (DNI);</text:p>
      <text:p text:style-name="P1"/>
      <text:p text:style-name="P1">ALTER TABLE estudios</text:p>
      <text:p text:style-name="P1">ADD CONSTRAINT Fk_univEstudios</text:p>
      <text:p text:style-name="P1">FOREIGN KEY (universidad) REFERENCES universidades (univ_cod);</text:p>
      <text:p text:style-name="P1"/>
      <text:p text:style-name="P1">ALTER TABLE estudios</text:p>
      <text:p text:style-name="P1">ADD CONSTRAINT Pk_estudios</text:p>
      <text:p text:style-name="P1">PRIMARY KEY (empleado_dni,universidad,anio,grado);</text:p>
      <text:p text:style-name="P1"/>
      <text:p text:style-name="P1">--------------------------------------------------------------------------------------</text:p>
      <text:p text:style-name="P1"/>
      <text:p text:style-name="P1">CREATE TABLE historial_laboral (</text:p>
      <text:p text:style-name="P1">empleado_dni NUMERIC(8,0),</text:p>
      <text:p text:style-name="P1">trabajo_cod INT(5),</text:p>
      <text:p text:style-name="P1">fecha_inicio DATE,</text:p>
      <text:p text:style-name="P1">fecha_fin DATE,</text:p>
      <text:p text:style-name="P1">dpto_cod INT(5),</text:p>
      <text:p text:style-name="P1">supervisor_dni INT(8)</text:p>
      <text:p text:style-name="P1">);</text:p>
      <text:p text:style-name="P1"/>
      <text:p text:style-name="P1">ALTER TABLE historial_laboral</text:p>
      <text:p text:style-name="P1">ADD CONSTRAINT Fk_empleHistoLabo</text:p>
      <text:p text:style-name="P1">FOREIGN KEY (empleado_dni) REFERENCES empleados (DNI);</text:p>
      <text:p text:style-name="P1"/>
      <text:p text:style-name="P1">ALTER TABLE historial_laboral</text:p>
      <text:p text:style-name="P1">ADD CONSTRAINT Fk_dptoHistoLabo</text:p>
      <text:p text:style-name="P1">FOREIGN KEY (dpto_cod) REFERENCES departamentos (dpto_cod);</text:p>
      <text:p text:style-name="P1"/>
      <text:p text:style-name="P1">ALTER TABLE historial_laboral</text:p>
      <text:p text:style-name="P1">ADD CONSTRAINT Pk_histoLabo</text:p>
      <text:p text:style-name="P1">PRIMARY KEY (empleado_dni,trabajo_cod,dpto_cod);</text:p>
      <text:p text:style-name="P1"/>
      <text:p text:style-name="P1">--------------------------------------------------------------------------------------</text:p>
      <text:p text:style-name="P1"/>
      <text:p text:style-name="P1">CREATE TABLE trabajos (</text:p>
      <text:p text:style-name="P1">trabajo_cod INT(5),</text:p>
      <text:p text:style-name="P1">nombre_trab VARCHAR(20) NOT NULL,</text:p>
      <text:p text:style-name="P1">salario_min NUMERIC(2,2),</text:p>
      <text:p text:style-name="P1">salario_max NUMERIC(2,2)</text:p>
      <text:p text:style-name="P1">);</text:p>
      <text:p text:style-name="P1"/>
      <text:p text:style-name="P1">ALTER TABLE trabajos </text:p>
      <text:p text:style-name="P1">ADD CONSTRAINT Pk_trabajos</text:p>
      <text:p text:style-name="P1">PRIMARY KEY (trabajo_cod,nombre_trab);</text:p>
      <text:p text:style-name="P1"/>
      <text:p text:style-name="P1">ALTER TABLE historial_laboral</text:p>
      <text:p text:style-name="P1">ADD CONSTRAINT Fk_trabajoHistoLabo</text:p>
      <text:p text:style-name="P1">FOREIGN KEY (trabajo_cod) REFERENCES trabajos (trabajo_cod);</text:p>
      <text:p text:style-name="P1"/>
      <text:p text:style-name="P1"><text:soft-page-break/>--------------------------------------------------------------------------------------</text:p>
      <text:p text:style-name="P1"/>
      <text:p text:style-name="P1">CREATE TABLE historial_salarial (</text:p>
      <text:p text:style-name="P1">empleado_dni NUMERIC(8,0),</text:p>
      <text:p text:style-name="P1">salario DOUBLE NOT NULL,</text:p>
      <text:p text:style-name="P1">fecha_comienzo DATE,</text:p>
      <text:p text:style-name="P1">fecha_fin DATE</text:p>
      <text:p text:style-name="P1">);</text:p>
      <text:p text:style-name="P1"/>
      <text:p text:style-name="P1">ALTER TABLE historial_salarial</text:p>
      <text:p text:style-name="P1">ADD CONSTRAINT Fk_empleHistoSala</text:p>
      <text:p text:style-name="P1">FOREIGN KEY (empleado_dni) REFERENCES empleados (DNI);</text:p>
      <text:p text:style-name="P1"/>
      <text:p text:style-name="P1">ALTER TABLE historial_salarial</text:p>
      <text:p text:style-name="P1">ADD CONSTRAINT Pk_histoSala</text:p>
      <text:p text:style-name="P1">PRIMARY KEY (empleado_dni,salario);</text:p>
      <text:p text:style-name="P1"/>
      <text:p text:style-name="P1">ALTER TABLE departamentos</text:p>
      <text:p text:style-name="P1">ADD CONSTRAINT Uk_dptoNombre</text:p>
      <text:p text:style-name="P1">UNIQUE (nombre_dpto);</text:p>
      <text:p text:style-name="P1"/>
      <text:p text:style-name="P1">ALTER TABLE trabajos</text:p>
      <text:p text:style-name="P1">ADD CONSTRAINT Uk_nombreTrab</text:p>
      <text:p text:style-name="P1">UNIQUE (nombre_trab);</text:p>
      <text:p text:style-name="P1"/>
      <text:p text:style-name="P1"/>
      <text:p text:style-name="P1"/>
      <text:p text:style-name="P1">|=========================== "1. INSERTs 2 FILAS POR TABLA" ============================|</text:p>
      <text:p text:style-name="P1"/>
      <text:p text:style-name="P1">INSERT INTO empleados </text:p>
      <text:p text:style-name="P1">VALUES ('43392657','Antonio','Pérez','García','C/El repaso nº37','C/Doctor Méndez nº35','Madrid','Madrid','80123','H','1987-12-20');</text:p>
      <text:p text:style-name="P1"/>
      <text:p text:style-name="P1">INSERT INTO empleados </text:p>
      <text:p text:style-name="P1">VALUES ('43312453','Marina','Hernández','González','C/Los Espaguetis nº12','C/El callejón nº23','Puerto de la Cruz','S.C. de Tenerife','38400','S','1999-11-30');</text:p>
      <text:p text:style-name="P1"/>
      <text:p text:style-name="P1">--------------------------------------------------------------------------------------</text:p>
      <text:p text:style-name="P1"/>
      <text:p text:style-name="P1">INSERT INTO departamentos</text:p>
      <text:p text:style-name="P1">VALUES ('12345','Departamento Administración','13579','135000','12000');</text:p>
      <text:p text:style-name="P1"/>
      <text:p text:style-name="P1">INSERT INTO departamentos</text:p>
      <text:p text:style-name="P1">VALUES ('54321','Departamento Control y Gestión','97531','101000','20000');</text:p>
      <text:p text:style-name="P1"/>
      <text:p text:style-name="P1">--------------------------------------------------------------------------------------</text:p>
      <text:p text:style-name="P1"/>
      <text:p text:style-name="P1">INSERT INTO estudios</text:p>
      <text:p text:style-name="P1">VALUES ('43392657','321','2011','123','Administración');</text:p>
      <text:p text:style-name="P1"/>
      <text:p text:style-name="P1">INSERT INTO estudios</text:p>
      <text:p text:style-name="P1">VALUES ('43312453','1432','2022','321','Gestión Empresarial');</text:p>
      <text:p text:style-name="P1"/>
      <text:p text:style-name="P1">--------------------------------------------------------------------------------------</text:p>
      <text:p text:style-name="P1"/>
      <text:p text:style-name="P1">INSERT INTO universidades</text:p>
      <text:p text:style-name="P1">VALUES ('321','Universidad Complutense','Madrid','12','12345');</text:p>
      <text:p text:style-name="P1"/>
      <text:p text:style-name="P1"><text:soft-page-break/>INSERT INTO universidades</text:p>
      <text:p text:style-name="P1">VALUES ('1432','ULL','S.C. de Tenerife','4','34001');</text:p>
      <text:p text:style-name="P1"/>
      <text:p text:style-name="P1">--------------------------------------------------------------------------------------</text:p>
      <text:p text:style-name="P1"/>
      <text:p text:style-name="P1">INSERT INTO trabajos</text:p>
      <text:p text:style-name="P1">VALUES ('12345','Trabajo1','900','1400');</text:p>
      <text:p text:style-name="P1"/>
      <text:p text:style-name="P1">INSERT INTO trabajos</text:p>
      <text:p text:style-name="P1">VALUES ('54321','Trabajo2','800','1200');</text:p>
      <text:p text:style-name="P1"/>
      <text:p text:style-name="P1">--------------------------------------------------------------------------------------</text:p>
      <text:p text:style-name="P1"/>
      <text:p text:style-name="P1">INSERT INTO historial_laboral</text:p>
      <text:p text:style-name="P1">VALUES ('43392657','12345','10-10-2012','20-12-2021','12345','45362513');</text:p>
      <text:p text:style-name="P1"/>
      <text:p text:style-name="P1">INSERT INTO historial_laboral</text:p>
      <text:p text:style-name="P1">VALUES ('43312453','54321','21-04-2012','02-09-2020','54321','43372213');</text:p>
      <text:p text:style-name="P1"/>
      <text:p text:style-name="P1">--------------------------------------------------------------------------------------</text:p>
      <text:p text:style-name="P1"/>
      <text:p text:style-name="P1">INSERT INTO historial_salarial</text:p>
      <text:p text:style-name="P1">VALUES('43392657','1200','10-10-2012','20-12-2021');</text:p>
      <text:p text:style-name="P1"/>
      <text:p text:style-name="P1">INSERT INTO historial_salarial</text:p>
      <text:p text:style-name="P1">VALUES('43392657','1000','21-04-2012','02-09-2020');</text:p>
      <text:p text:style-name="P1"/>
      <text:p text:style-name="P1"/>
      <text:p text:style-name="P1">|============================== "2. INSERTs SIN SENTIDO" ===============================|</text:p>
      <text:p text:style-name="P1"/>
      <text:p text:style-name="P1">INSERT INTO empleados (nombre,apellido1,apellido2,DNI,sexo)</text:p>
      <text:p text:style-name="P1">VALUES ('Sergio','Palma','Entrena','111222','P');</text:p>
      <text:p text:style-name="P1"/>
      <text:p text:style-name="P1"><text:s text:c="4"/>~~ RES: ERROR 3819 (HY000): Check constraint 'CHK_empleados' is violated. ~~</text:p>
      <text:p text:style-name="P1"/>
      <text:p text:style-name="P1">INSERT INTO empleados (nombre,apellido1,apellido2,DNI,sexo)</text:p>
      <text:p text:style-name="P1">VALUES ('Lucia','Ortega','Plus','222333',NULL);</text:p>
      <text:p text:style-name="P1"/>
      <text:p text:style-name="P1"><text:s text:c="16"/>~~ RES: si se insertan los datos sin errores ~~</text:p>
      <text:p text:style-name="P1"/>
      <text:p text:style-name="P1">--------------------------------------------------------------------------------------</text:p>
      <text:p text:style-name="P1"/>
      <text:p text:style-name="P1">INSERT INTO historial_laboral (empleado_dni,trabajo_cod,fecha_inicio,fecha_fin,dpto_cod,supervisor_dni)</text:p>
      <text:p text:style-name="P1">VALUES ('111222',NULL,'16/06/96',NULL,'222333',NULL);</text:p>
      <text:p text:style-name="P1"/>
      <text:p text:style-name="P1"><text:s text:c="8"/>~~ RES: ERROR 1048 (23000): Column 'trabajo_cod' cannot be null ~~</text:p>
      <text:p text:style-name="P1"/>
      <text:p text:style-name="P1">|============================== "3. MODIFY SIN SENTIDO" ================================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57" meta:word-count="472" meta:character-count="6057" meta:non-whitespace-character-count="5711"/>
  </office:meta>
</office:document-meta>
</file>